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30000000302CB8BD1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none" draw:fill-color="#ffcc00" draw:opacity="70%" draw:textarea-vertical-align="middle" fo:min-height="0.7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ffcc00" draw:marker-start-width="0.3cm" draw:marker-end-width="0.3cm" draw:fill="none" draw:fill-color="#ffcc00" draw:opacity="70%" draw:textarea-vertical-align="middle" fo:min-height="0.289cm" fo:padding-top="0.125cm" fo:padding-bottom="0.125cm" fo:padding-left="0.25cm" fo:padding-right="0.25cm" draw:shadow-opacity="70%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color="#4c4c4c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3cm" svg:height="1.039cm" svg:x="1.7cm" svg:y="1cm">
          <draw:text-box>
            <text:p text:style-name="P1"><text:span text:style-name="T1">Business data</text:span></text:p>
          </draw:text-box>
        </draw:frame>
        <draw:custom-shape draw:style-name="gr2" draw:text-style-name="P1" draw:layer="layout" svg:width="1cm" svg:height="0.5cm" svg:x="5cm" svg:y="1cm">
          <text:p/>
          <draw:enhanced-geometry svg:viewBox="0 0 21600 21600" draw:text-areas="0 ?f0 ?f5 ?f2" draw:type="right-arrow" draw:modifiers="14716.4835164835 6035.9281437125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0.854cm" svg:height="1cm" svg:x="9cm" svg:y="1cm">
          <draw:image xlink:href="Pictures/1000020100000030000000302CB8BD16.png" xlink:type="simple" xlink:show="embed" xlink:actuate="onLoad">
            <text:p/>
          </draw:image>
        </draw:frame>
        <draw:frame draw:style-name="gr1" draw:text-style-name="P2" draw:layer="layout" svg:width="2cm" svg:height="1.039cm" svg:x="6.8cm" svg:y="1cm">
          <draw:text-box>
            <text:p text:style-name="P1"><text:span text:style-name="T1">Process instance</text:span></text:p>
          </draw:text-box>
        </draw:frame>
        <draw:frame draw:style-name="gr4" draw:text-style-name="P2" draw:layer="layout" svg:width="4cm" svg:height="0.645cm" svg:x="0.5cm" svg:y="0.355cm">
          <draw:text-box>
            <text:p text:style-name="P1"><text:span text:style-name="T1">Business Application</text:span></text:p>
          </draw:text-box>
        </draw:frame>
        <draw:frame draw:style-name="gr4" draw:text-style-name="P2" draw:layer="layout" svg:width="3.5cm" svg:height="0.645cm" svg:x="6.3cm" svg:y="0.355cm">
          <draw:text-box>
            <text:p text:style-name="P1"><text:span text:style-name="T1">Workflow System</text:span></text:p>
          </draw:text-box>
        </draw:frame>
        <draw:frame draw:style-name="gr3" draw:text-style-name="P1" draw:layer="layout" svg:width="0.854cm" svg:height="1cm" svg:x="0.646cm" svg:y="1cm">
          <draw:image xlink:href="Pictures/1000020100000030000000302CB8BD16.png" xlink:type="simple" xlink:show="embed" xlink:actuate="onLoad">
            <text:p/>
          </draw:image>
        </draw:frame>
        <draw:frame draw:style-name="gr5" draw:text-style-name="P4" draw:layer="layout" svg:width="2.5cm" svg:height="0.569cm" svg:x="4.2cm" svg:y="1.355cm">
          <draw:text-box>
            <text:p text:style-name="P3"><text:span text:style-name="T2">refer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lph Soika</meta:initial-creator>
    <meta:creation-date>2011-05-07T18:07:12</meta:creation-date>
    <dc:date>2012-05-20T12:51:51</dc:date>
    <dc:creator>Ralph Soika</dc:creator>
    <meta:editing-duration>PT1H4M19S</meta:editing-duration>
    <meta:editing-cycles>15</meta:editing-cycles>
    <meta:generator>LibreOffice/3.5$Linux_x86 LibreOffice_project/350m1$Build-2</meta:generator>
    <meta:document-statistic meta:object-count="8"/>
  </office:meta>
</office:document-meta>
</file>